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992cm" fo:min-width="1.272cm"/>
    </style:style>
    <style:style style:name="gr7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draw:stroke="dash" draw:stroke-dash="Fine_20_Dashed_20__28_var_29_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fo:font-family="'Droid Sans Mono'" style:font-family-generic="swiss" style:font-pitch="fixed"/>
    </style:style>
    <style:style style:name="P3" style:family="paragraph">
      <style:text-properties fo:color="#808080"/>
    </style:style>
    <style:style style:name="P4" style:family="paragraph">
      <style:text-properties fo:color="#808080" fo:font-family="'Droid Sans Mono'" style:font-family-generic="swiss" style:font-pitch="fixed"/>
    </style:style>
    <style:style style:name="P5" style:family="paragraph">
      <style:text-properties fo:color="#808080" fo:font-size="18pt"/>
    </style:style>
    <style:style style:name="P6" style:family="paragraph">
      <style:text-properties fo:color="#808080" fo:font-family="'Droid Sans Mono'" style:font-family-generic="swiss" style:font-pitch="fixed" fo:font-size="18pt"/>
    </style:style>
    <style:style style:name="P7" style:family="paragraph">
      <style:text-properties fo:font-size="18pt"/>
    </style:style>
    <style:style style:name="P8" style:family="paragraph">
      <style:text-properties fo:font-family="'Droid Sans Mono'" style:font-family-generic="swiss" style:font-pitch="fixed" fo:font-size="18pt"/>
    </style:style>
    <style:style style:name="T1" style:family="text">
      <style:text-properties fo:font-family="'Droid Sans Mono'" style:font-family-generic="swiss" style:font-pitch="fixed"/>
    </style:style>
    <style:style style:name="T2" style:family="text">
      <style:text-properties fo:font-family="'Droid Sans Mono'" style:font-family-generic="swiss" style:font-pitch="fixed" fo:font-weight="bold" style:font-weight-asian="bold" style:font-weight-complex="bold"/>
    </style:style>
    <style:style style:name="T3" style:family="text">
      <style:text-properties fo:font-family="'Droid Sans Mono'" style:font-family-generic="swiss" style:font-pitch="fixed"/>
    </style:style>
    <style:style style:name="T4" style:family="text">
      <style:text-properties fo:font-family="'Droid Sans Mono'" style:font-family-generic="swiss" style:font-pitch="fixe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3.667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122cm" svg:height="0.988cm" svg:x="6.721cm" svg:y="5.727cm">
          <draw:text-box>
            <text:p><text:span text:style-name="T1">The common root node</text:span></text:p>
          </draw:text-box>
        </draw:frame>
      </draw:page>
      <draw:page draw:name="page2" draw:style-name="dp1" draw:master-page-name="Default">
        <draw:frame draw:style-name="gr2" draw:text-style-name="P2" draw:layer="layout" svg:width="14.599cm" svg:height="3.199cm" svg:x="6.721cm" svg:y="5.727cm">
          <draw:text-box>
            <text:p><text:span text:style-name="T1">=alice</text:span><text:span text:style-name="T1"><text:tab/></text:span><text:span text:style-name="T1"><text:tab/></text:span><text:span text:style-name="T1">'=' for individuals</text:span></text:p>
            <text:p><text:span text:style-name="T1">@acme</text:span><text:span text:style-name="T1"><text:tab/></text:span><text:span text:style-name="T1"><text:tab/></text:span><text:span text:style-name="T1">'@' for organizations</text:span></text:p>
            <text:p><text:span text:style-name="T1">+email</text:span><text:span text:style-name="T1"><text:tab/></text:span><text:span text:style-name="T1"><text:tab/></text:span><text:span text:style-name="T1">'+' for things and concepts</text:span></text:p>
            <text:p><text:span text:style-name="T1">$uri</text:span><text:span text:style-name="T1"><text:tab/></text:span><text:span text:style-name="T1"><text:tab/></text:span><text:span text:style-name="T1">'$' for reserved concepts</text:span></text:p>
          </draw:text-box>
        </draw:frame>
      </draw:page>
      <draw:page draw:name="page3" draw:style-name="dp1" draw:master-page-name="Default">
        <draw:custom-shape draw:style-name="gr1" draw:text-style-name="P1" xml:id="id1" draw:id="id1" draw:layer="layout" svg:width="1.27cm" svg:height="1.27cm" svg:x="3.591cm" svg:y="5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27cm" svg:height="1.27cm" svg:x="7.223cm" svg:y="10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4.226cm" svg:y1="6.766cm" svg:x2="7.223cm" svg:y2="11.033cm" draw:start-shape="id1" draw:start-glue-point="8" draw:end-shape="id2" draw:end-glue-point="6" svg:d="m4226 6766c0 2845 999 4267 2997 4267">
          <text:p/>
        </draw:connector>
        <draw:frame draw:style-name="gr5" draw:text-style-name="P4" draw:layer="layout" svg:width="2.788cm" svg:height="0.988cm" svg:x="4.81cm" svg:y="7.985cm">
          <draw:text-box>
            <text:p text:style-name="P3"><text:span text:style-name="T1">=alice</text:span></text:p>
          </draw:text-box>
        </draw:frame>
        <draw:frame draw:style-name="gr2" draw:text-style-name="P2" draw:layer="layout" svg:width="2.788cm" svg:height="0.988cm" svg:x="9.261cm" svg:y="10.652cm">
          <draw:text-box>
            <text:p><text:span text:style-name="T1">=alice</text:span></text:p>
          </draw:text-box>
        </draw:frame>
      </draw:page>
      <draw:page draw:name="page4" draw:style-name="dp1" draw:master-page-name="Default">
        <draw:custom-shape draw:style-name="gr1" draw:text-style-name="P1" xml:id="id3" draw:id="id3" draw:layer="layout" svg:width="1.27cm" svg:height="1.27cm" svg:x="3.515cm" svg:y="5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27cm" svg:height="1.27cm" svg:x="7.147cm" svg:y="10.3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4.15cm" svg:y1="6.69cm" svg:x2="7.147cm" svg:y2="10.957cm" draw:start-shape="id3" draw:start-glue-point="8" draw:end-shape="id4" draw:end-glue-point="6" svg:d="m4150 6690c0 2845 999 4267 2997 4267">
          <text:p/>
        </draw:connector>
        <draw:frame draw:style-name="gr5" draw:text-style-name="P4" draw:layer="layout" svg:width="2.788cm" svg:height="0.988cm" svg:x="4.734cm" svg:y="7.909cm">
          <draw:text-box>
            <text:p text:style-name="P3"><text:span text:style-name="T1">=alice</text:span></text:p>
          </draw:text-box>
        </draw:frame>
        <draw:frame draw:style-name="gr2" draw:text-style-name="P2" draw:layer="layout" svg:width="2.788cm" svg:height="0.988cm" svg:x="9.185cm" svg:y="10.576cm">
          <draw:text-box>
            <text:p><text:span text:style-name="T1">=alice</text:span></text:p>
          </draw:text-box>
        </draw:frame>
        <draw:custom-shape draw:style-name="gr3" draw:text-style-name="P1" xml:id="id5" draw:id="id5" draw:layer="layout" svg:width="1.27cm" svg:height="1.27cm" svg:x="7.147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7cm" svg:height="1.27cm" svg:x="7.147cm" svg:y="20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026cm" svg:height="0.988cm" svg:x="9.185cm" svg:y="15.76cm">
          <draw:text-box>
            <text:p><text:span text:style-name="T1">=bob</text:span></text:p>
          </draw:text-box>
        </draw:frame>
        <draw:frame draw:style-name="gr2" draw:text-style-name="P2" draw:layer="layout" svg:width="2.407cm" svg:height="0.988cm" svg:x="9.185cm" svg:y="20.967cm">
          <draw:text-box>
            <text:p><text:span text:style-name="T1">@acme</text:span></text:p>
          </draw:text-box>
        </draw:frame>
        <draw:connector draw:style-name="gr4" draw:text-style-name="P1" draw:layer="layout" draw:type="curve" svg:x1="4.15cm" svg:y1="6.69cm" svg:x2="7.147cm" svg:y2="16.24cm" draw:start-shape="id3" draw:start-glue-point="8" draw:end-shape="id5" draw:end-glue-point="6" svg:d="m4150 6690c0 6367 999 9550 2997 9550">
          <text:p/>
        </draw:connector>
        <draw:connector draw:style-name="gr4" draw:text-style-name="P1" draw:layer="layout" draw:type="curve" svg:x1="4.15cm" svg:y1="6.69cm" svg:x2="7.147cm" svg:y2="21.447cm" draw:start-shape="id3" draw:start-glue-point="8" draw:end-shape="id6" draw:end-glue-point="6" svg:d="m4150 6690c0 9838 999 14757 2997 14757">
          <text:p/>
        </draw:connector>
        <draw:frame draw:style-name="gr6" draw:text-style-name="P4" draw:layer="layout" svg:width="2.026cm" svg:height="0.988cm" svg:x="5.151cm" svg:y="12.739cm">
          <draw:text-box>
            <text:p text:style-name="P3"><text:span text:style-name="T1">=bob</text:span></text:p>
          </draw:text-box>
        </draw:frame>
        <draw:frame draw:style-name="gr5" draw:text-style-name="P4" draw:layer="layout" svg:width="2.407cm" svg:height="0.988cm" svg:x="5.678cm" svg:y="18.191cm">
          <draw:text-box>
            <text:p text:style-name="P3"><text:span text:style-name="T1">@acme</text:span></text:p>
          </draw:text-box>
        </draw:frame>
      </draw:page>
      <draw:page draw:name="page5" draw:style-name="dp1" draw:master-page-name="Default">
        <draw:custom-shape draw:style-name="gr1" draw:text-style-name="P1" xml:id="id7" draw:id="id7" draw:layer="layout" svg:width="1.27cm" svg:height="1.27cm" svg:x="3.515cm" svg:y="2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27cm" svg:height="1.27cm" svg:x="7.147cm" svg:y="7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4.15cm" svg:y1="3.464cm" svg:x2="7.147cm" svg:y2="7.731cm" draw:start-shape="id7" draw:start-glue-point="8" draw:end-shape="id8" draw:end-glue-point="6" svg:d="m4150 3464c0 2845 999 4267 2997 4267">
          <text:p/>
        </draw:connector>
        <draw:frame draw:style-name="gr5" draw:text-style-name="P6" draw:layer="layout" svg:width="2.788cm" svg:height="0.988cm" svg:x="4.734cm" svg:y="4.683cm">
          <draw:text-box>
            <text:p text:style-name="P5"><text:span text:style-name="T1">=alice</text:span></text:p>
          </draw:text-box>
        </draw:frame>
        <draw:frame draw:style-name="gr2" draw:text-style-name="P8" draw:layer="layout" svg:width="2.788cm" svg:height="0.988cm" svg:x="9.185cm" svg:y="7.35cm">
          <draw:text-box>
            <text:p text:style-name="P7"><text:span text:style-name="T1">=alice</text:span></text:p>
          </draw:text-box>
        </draw:frame>
        <draw:custom-shape draw:style-name="gr3" draw:text-style-name="P1" xml:id="id9" draw:id="id9" draw:layer="layout" svg:width="1.27cm" svg:height="1.27cm" svg:x="7.147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27cm" svg:height="1.27cm" svg:x="7.147cm" svg:y="20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8" draw:layer="layout" svg:width="2.026cm" svg:height="0.988cm" svg:x="9.185cm" svg:y="15.76cm">
          <draw:text-box>
            <text:p text:style-name="P7"><text:span text:style-name="T1">=bob</text:span></text:p>
          </draw:text-box>
        </draw:frame>
        <draw:frame draw:style-name="gr2" draw:text-style-name="P8" draw:layer="layout" svg:width="2.407cm" svg:height="0.988cm" svg:x="9.185cm" svg:y="20.967cm">
          <draw:text-box>
            <text:p text:style-name="P7"><text:span text:style-name="T1">@acme</text:span></text:p>
          </draw:text-box>
        </draw:frame>
        <draw:connector draw:style-name="gr4" draw:text-style-name="P1" draw:layer="layout" draw:type="curve" svg:x1="4.15cm" svg:y1="3.464cm" svg:x2="7.147cm" svg:y2="16.24cm" draw:start-shape="id7" draw:start-glue-point="8" draw:end-shape="id9" draw:end-glue-point="6" svg:d="m4150 3464c0 8518 999 12776 2997 12776">
          <text:p/>
        </draw:connector>
        <draw:connector draw:style-name="gr4" draw:text-style-name="P1" draw:layer="layout" draw:type="curve" svg:x1="4.15cm" svg:y1="3.464cm" svg:x2="7.147cm" svg:y2="21.447cm" draw:start-shape="id7" draw:start-glue-point="8" draw:end-shape="id10" draw:end-glue-point="6" svg:d="m4150 3464c0 11989 999 17983 2997 17983">
          <text:p/>
        </draw:connector>
        <draw:frame draw:style-name="gr6" draw:text-style-name="P6" draw:layer="layout" svg:width="2.026cm" svg:height="1.242cm" svg:x="5.151cm" svg:y="12.739cm">
          <draw:text-box>
            <text:p text:style-name="P5"><text:span text:style-name="T1">=bob</text:span></text:p>
          </draw:text-box>
        </draw:frame>
        <draw:frame draw:style-name="gr5" draw:text-style-name="P6" draw:layer="layout" svg:width="2.407cm" svg:height="0.988cm" svg:x="5.678cm" svg:y="18.191cm">
          <draw:text-box>
            <text:p text:style-name="P5"><text:span text:style-name="T1">@acme</text:span></text:p>
          </draw:text-box>
        </draw:frame>
        <draw:custom-shape draw:style-name="gr3" draw:text-style-name="P1" xml:id="id11" draw:id="id11" draw:layer="layout" svg:width="1.27cm" svg:height="1.27cm" svg:x="11.16cm" svg:y="11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7.782cm" svg:y1="8.366cm" svg:x2="11.16cm" svg:y2="12.176cm" draw:start-shape="id8" draw:start-glue-point="8" draw:end-shape="id11" draw:end-glue-point="6" svg:d="m7782 8366c0 2540 1126 3810 3378 3810">
          <text:p/>
        </draw:connector>
        <draw:frame draw:style-name="gr5" draw:text-style-name="P6" draw:layer="layout" svg:width="3.55cm" svg:height="0.988cm" svg:x="9.001cm" svg:y="9.382cm">
          <draw:text-box>
            <text:p text:style-name="P5"><text:span text:style-name="T1">&lt;+email&gt;</text:span></text:p>
          </draw:text-box>
        </draw:frame>
        <draw:frame draw:style-name="gr2" draw:text-style-name="P8" draw:layer="layout" svg:width="5.836cm" svg:height="0.988cm" svg:x="13.198cm" svg:y="11.696cm">
          <draw:text-box>
            <text:p text:style-name="P7"><text:span text:style-name="T1">=alice&lt;+email&gt;</text:span></text:p>
          </draw:text-box>
        </draw:frame>
      </draw:page>
      <draw:page draw:name="page6" draw:style-name="dp1" draw:master-page-name="Default">
        <draw:custom-shape draw:style-name="gr1" draw:text-style-name="P1" xml:id="id12" draw:id="id12" draw:layer="layout" svg:width="1.27cm" svg:height="1.27cm" svg:x="1.115cm" svg:y="1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1.27cm" svg:height="1.27cm" svg:x="4.747cm" svg:y="5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75cm" svg:y1="2.364cm" svg:x2="4.747cm" svg:y2="6.631cm" draw:start-shape="id12" draw:start-glue-point="8" draw:end-shape="id13" draw:end-glue-point="6" svg:d="m1750 2364c0 2845 999 4267 2997 4267">
          <text:p/>
        </draw:connector>
        <draw:frame draw:style-name="gr5" draw:text-style-name="P6" draw:layer="layout" svg:width="2.788cm" svg:height="0.988cm" svg:x="2.334cm" svg:y="3.583cm">
          <draw:text-box>
            <text:p text:style-name="P5"><text:span text:style-name="T1">=alice</text:span></text:p>
          </draw:text-box>
        </draw:frame>
        <draw:frame draw:style-name="gr2" draw:text-style-name="P8" draw:layer="layout" svg:width="2.788cm" svg:height="0.988cm" svg:x="6.785cm" svg:y="6.25cm">
          <draw:text-box>
            <text:p text:style-name="P7"><text:span text:style-name="T1">=alice</text:span></text:p>
          </draw:text-box>
        </draw:frame>
        <draw:custom-shape draw:style-name="gr3" draw:text-style-name="P1" xml:id="id14" draw:id="id14" draw:layer="layout" svg:width="1.27cm" svg:height="1.27cm" svg:x="4.747cm" svg:y="20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27cm" svg:height="1.27cm" svg:x="4.747cm" svg:y="25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8" draw:layer="layout" svg:width="2.026cm" svg:height="0.988cm" svg:x="6.785cm" svg:y="20.912cm">
          <draw:text-box>
            <text:p text:style-name="P7"><text:span text:style-name="T1">=bob</text:span></text:p>
          </draw:text-box>
        </draw:frame>
        <draw:frame draw:style-name="gr2" draw:text-style-name="P8" draw:layer="layout" svg:width="2.407cm" svg:height="0.988cm" svg:x="6.785cm" svg:y="26.119cm">
          <draw:text-box>
            <text:p text:style-name="P7"><text:span text:style-name="T1">@acme</text:span></text:p>
          </draw:text-box>
        </draw:frame>
        <draw:connector draw:style-name="gr4" draw:text-style-name="P1" draw:layer="layout" draw:type="curve" svg:x1="1.75cm" svg:y1="2.364cm" svg:x2="4.747cm" svg:y2="21.392cm" draw:start-shape="id12" draw:start-glue-point="8" draw:end-shape="id14" draw:end-glue-point="6" svg:d="m1750 2364c0 12686 999 19028 2997 19028">
          <text:p/>
        </draw:connector>
        <draw:connector draw:style-name="gr4" draw:text-style-name="P1" draw:layer="layout" draw:type="curve" svg:x1="1.75cm" svg:y1="2.364cm" svg:x2="4.747cm" svg:y2="26.599cm" draw:start-shape="id12" draw:start-glue-point="8" draw:end-shape="id15" draw:end-glue-point="6" svg:d="m1750 2364c0 16157 999 24235 2997 24235">
          <text:p/>
        </draw:connector>
        <draw:frame draw:style-name="gr6" draw:text-style-name="P6" draw:layer="layout" svg:width="2.026cm" svg:height="1.242cm" svg:x="3.051cm" svg:y="17.891cm">
          <draw:text-box>
            <text:p text:style-name="P5"><text:span text:style-name="T1">=bob</text:span></text:p>
          </draw:text-box>
        </draw:frame>
        <draw:frame draw:style-name="gr5" draw:text-style-name="P6" draw:layer="layout" svg:width="2.407cm" svg:height="0.988cm" svg:x="3.378cm" svg:y="23.343cm">
          <draw:text-box>
            <text:p text:style-name="P5"><text:span text:style-name="T1">@acme</text:span></text:p>
          </draw:text-box>
        </draw:frame>
        <draw:custom-shape draw:style-name="gr3" draw:text-style-name="P1" xml:id="id16" draw:id="id16" draw:layer="layout" svg:width="1.27cm" svg:height="1.27cm" svg:x="8.76cm" svg:y="10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82cm" svg:y1="7.266cm" svg:x2="8.76cm" svg:y2="11.076cm" draw:start-shape="id13" draw:start-glue-point="8" draw:end-shape="id16" draw:end-glue-point="6" svg:d="m5382 7266c0 2540 1126 3810 3378 3810">
          <text:p/>
        </draw:connector>
        <draw:frame draw:style-name="gr5" draw:text-style-name="P6" draw:layer="layout" svg:width="3.55cm" svg:height="0.988cm" svg:x="6.201cm" svg:y="8.282cm">
          <draw:text-box>
            <text:p text:style-name="P5"><text:span text:style-name="T1">&lt;+email&gt;</text:span></text:p>
          </draw:text-box>
        </draw:frame>
        <draw:frame draw:style-name="gr2" draw:text-style-name="P8" draw:layer="layout" svg:width="5.836cm" svg:height="0.988cm" svg:x="10.798cm" svg:y="10.596cm">
          <draw:text-box>
            <text:p text:style-name="P7"><text:span text:style-name="T1">=alice&lt;+email&gt;</text:span></text:p>
          </draw:text-box>
        </draw:frame>
        <draw:custom-shape draw:style-name="gr3" draw:text-style-name="P1" xml:id="id17" draw:id="id17" draw:layer="layout" svg:width="1.27cm" svg:height="1.27cm" svg:x="11.915cm" svg:y="15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95cm" svg:y1="11.711cm" svg:x2="11.915cm" svg:y2="15.672cm" draw:start-shape="id16" draw:start-glue-point="8" draw:end-shape="id17" draw:end-glue-point="6" svg:d="m9395 11711c0 2641 840 3961 2520 3961">
          <text:p/>
        </draw:connector>
        <draw:frame draw:style-name="gr5" draw:text-style-name="P6" draw:layer="layout" svg:width="0.883cm" svg:height="0.988cm" svg:x="10.15cm" svg:y="12.684cm">
          <draw:text-box>
            <text:p text:style-name="P5"><text:span text:style-name="T1">&amp;</text:span></text:p>
          </draw:text-box>
        </draw:frame>
        <draw:custom-shape draw:style-name="gr1" draw:text-style-name="P1" xml:id="id18" draw:id="id18" draw:layer="layout" svg:width="1.143cm" svg:height="1.143cm" svg:x="15.732cm" svg:y="19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55cm" svg:y1="16.307cm" svg:x2="15.732cm" svg:y2="20.367cm" draw:start-shape="id17" draw:start-glue-point="8" draw:end-shape="id18" draw:end-glue-point="3" svg:d="m12550 16307c0 2707 1060 4060 3182 4060">
          <text:p/>
        </draw:connector>
        <draw:frame draw:style-name="gr2" draw:text-style-name="P8" draw:layer="layout" svg:width="6.217cm" svg:height="0.988cm" svg:x="13.96cm" svg:y="15.224cm">
          <draw:text-box>
            <text:p text:style-name="P7"><text:span text:style-name="T1">=alice&lt;+email&gt;&amp;</text:span></text:p>
          </draw:text-box>
        </draw:frame>
        <draw:frame draw:style-name="gr5" draw:text-style-name="P6" draw:layer="layout" svg:width="0.883cm" svg:height="0.988cm" svg:x="13.551cm" svg:y="17.684cm">
          <draw:text-box>
            <text:p text:style-name="P5"><text:span text:style-name="T1">&amp;</text:span></text:p>
          </draw:text-box>
        </draw:frame>
        <draw:frame draw:style-name="gr2" draw:text-style-name="P8" draw:layer="layout" svg:width="6.979cm" svg:height="0.988cm" svg:x="13.066cm" svg:y="21.602cm">
          <draw:text-box>
            <text:p text:style-name="P7"><text:span text:style-name="T1">“</text:span><text:span text:style-name="T1">alice@email.com”</text:span></text:p>
          </draw:text-box>
        </draw:frame>
      </draw:page>
      <draw:page draw:name="page7" draw:style-name="dp1" draw:master-page-name="Default">
        <draw:custom-shape draw:style-name="gr1" draw:text-style-name="P1" xml:id="id19" draw:id="id19" draw:layer="layout" svg:width="1.27cm" svg:height="1.27cm" svg:x="1.115cm" svg:y="1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1.27cm" svg:height="1.27cm" svg:x="4.747cm" svg:y="5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75cm" svg:y1="2.364cm" svg:x2="4.747cm" svg:y2="6.631cm" draw:start-shape="id19" draw:start-glue-point="8" draw:end-shape="id20" draw:end-glue-point="6" svg:d="m1750 2364c0 2845 999 4267 2997 4267">
          <text:p/>
        </draw:connector>
        <draw:frame draw:style-name="gr5" draw:text-style-name="P6" draw:layer="layout" svg:width="2.788cm" svg:height="0.988cm" svg:x="2.334cm" svg:y="3.583cm">
          <draw:text-box>
            <text:p text:style-name="P5"><text:span text:style-name="T1">=alice</text:span></text:p>
          </draw:text-box>
        </draw:frame>
        <draw:frame draw:style-name="gr2" draw:text-style-name="P8" draw:layer="layout" svg:width="2.788cm" svg:height="0.988cm" svg:x="6.785cm" svg:y="6.25cm">
          <draw:text-box>
            <text:p text:style-name="P7"><text:span text:style-name="T1">=alice</text:span></text:p>
          </draw:text-box>
        </draw:frame>
        <draw:custom-shape draw:style-name="gr3" draw:text-style-name="P1" xml:id="id21" draw:id="id21" draw:layer="layout" svg:width="1.27cm" svg:height="1.27cm" svg:x="4.747cm" svg:y="20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2" draw:id="id22" draw:layer="layout" svg:width="1.27cm" svg:height="1.27cm" svg:x="4.747cm" svg:y="25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8" draw:layer="layout" svg:width="2.026cm" svg:height="0.988cm" svg:x="6.785cm" svg:y="20.912cm">
          <draw:text-box>
            <text:p text:style-name="P7"><text:span text:style-name="T1">=bob</text:span></text:p>
          </draw:text-box>
        </draw:frame>
        <draw:frame draw:style-name="gr2" draw:text-style-name="P8" draw:layer="layout" svg:width="2.407cm" svg:height="0.988cm" svg:x="6.785cm" svg:y="26.119cm">
          <draw:text-box>
            <text:p text:style-name="P7"><text:span text:style-name="T1">@acme</text:span></text:p>
          </draw:text-box>
        </draw:frame>
        <draw:connector draw:style-name="gr4" draw:text-style-name="P1" draw:layer="layout" draw:type="curve" svg:x1="1.75cm" svg:y1="2.364cm" svg:x2="4.747cm" svg:y2="21.392cm" draw:start-shape="id19" draw:start-glue-point="8" draw:end-shape="id21" draw:end-glue-point="6" svg:d="m1750 2364c0 12686 999 19028 2997 19028">
          <text:p/>
        </draw:connector>
        <draw:connector draw:style-name="gr4" draw:text-style-name="P1" draw:layer="layout" draw:type="curve" svg:x1="1.75cm" svg:y1="2.364cm" svg:x2="4.747cm" svg:y2="26.599cm" draw:start-shape="id19" draw:start-glue-point="8" draw:end-shape="id22" draw:end-glue-point="6" svg:d="m1750 2364c0 16157 999 24235 2997 24235">
          <text:p/>
        </draw:connector>
        <draw:frame draw:style-name="gr6" draw:text-style-name="P6" draw:layer="layout" svg:width="2.026cm" svg:height="1.242cm" svg:x="3.051cm" svg:y="17.891cm">
          <draw:text-box>
            <text:p text:style-name="P5"><text:span text:style-name="T1">=bob</text:span></text:p>
          </draw:text-box>
        </draw:frame>
        <draw:frame draw:style-name="gr5" draw:text-style-name="P6" draw:layer="layout" svg:width="2.407cm" svg:height="0.988cm" svg:x="3.378cm" svg:y="23.343cm">
          <draw:text-box>
            <text:p text:style-name="P5"><text:span text:style-name="T1">@acme</text:span></text:p>
          </draw:text-box>
        </draw:frame>
        <draw:custom-shape draw:style-name="gr3" draw:text-style-name="P1" xml:id="id23" draw:id="id23" draw:layer="layout" svg:width="1.27cm" svg:height="1.27cm" svg:x="8.76cm" svg:y="10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82cm" svg:y1="7.266cm" svg:x2="8.76cm" svg:y2="11.076cm" draw:start-shape="id20" draw:start-glue-point="8" draw:end-shape="id23" draw:end-glue-point="6" svg:d="m5382 7266c0 2540 1126 3810 3378 3810">
          <text:p/>
        </draw:connector>
        <draw:frame draw:style-name="gr5" draw:text-style-name="P6" draw:layer="layout" svg:width="3.55cm" svg:height="0.988cm" svg:x="6.201cm" svg:y="8.282cm">
          <draw:text-box>
            <text:p text:style-name="P5"><text:span text:style-name="T1">&lt;+email&gt;</text:span></text:p>
          </draw:text-box>
        </draw:frame>
        <draw:frame draw:style-name="gr2" draw:text-style-name="P8" draw:layer="layout" svg:width="5.836cm" svg:height="0.988cm" svg:x="10.798cm" svg:y="10.596cm">
          <draw:text-box>
            <text:p text:style-name="P7"><text:span text:style-name="T1">=alice&lt;+email&gt;</text:span></text:p>
          </draw:text-box>
        </draw:frame>
        <draw:custom-shape draw:style-name="gr3" draw:text-style-name="P1" xml:id="id24" draw:id="id24" draw:layer="layout" svg:width="1.27cm" svg:height="1.27cm" svg:x="11.915cm" svg:y="15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95cm" svg:y1="11.711cm" svg:x2="11.915cm" svg:y2="15.672cm" draw:start-shape="id23" draw:start-glue-point="8" draw:end-shape="id24" draw:end-glue-point="6" svg:d="m9395 11711c0 2641 840 3961 2520 3961">
          <text:p/>
        </draw:connector>
        <draw:frame draw:style-name="gr5" draw:text-style-name="P6" draw:layer="layout" svg:width="0.883cm" svg:height="0.988cm" svg:x="10.15cm" svg:y="12.684cm">
          <draw:text-box>
            <text:p text:style-name="P5"><text:span text:style-name="T1">&amp;</text:span></text:p>
          </draw:text-box>
        </draw:frame>
        <draw:custom-shape draw:style-name="gr1" draw:text-style-name="P1" xml:id="id25" draw:id="id25" draw:layer="layout" svg:width="1.143cm" svg:height="1.143cm" svg:x="15.732cm" svg:y="19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55cm" svg:y1="16.307cm" svg:x2="15.732cm" svg:y2="20.367cm" draw:start-shape="id24" draw:start-glue-point="8" draw:end-shape="id25" draw:end-glue-point="3" svg:d="m12550 16307c0 2707 1060 4060 3182 4060">
          <text:p/>
        </draw:connector>
        <draw:frame draw:style-name="gr2" draw:text-style-name="P8" draw:layer="layout" svg:width="6.217cm" svg:height="0.988cm" svg:x="13.96cm" svg:y="15.224cm">
          <draw:text-box>
            <text:p text:style-name="P7"><text:span text:style-name="T1">=alice&lt;+email&gt;&amp;</text:span></text:p>
          </draw:text-box>
        </draw:frame>
        <draw:frame draw:style-name="gr5" draw:text-style-name="P6" draw:layer="layout" svg:width="0.883cm" svg:height="0.988cm" svg:x="13.551cm" svg:y="17.684cm">
          <draw:text-box>
            <text:p text:style-name="P5"><text:span text:style-name="T1">&amp;</text:span></text:p>
          </draw:text-box>
        </draw:frame>
        <draw:frame draw:style-name="gr2" draw:text-style-name="P8" draw:layer="layout" svg:width="6.979cm" svg:height="0.988cm" svg:x="13.065cm" svg:y="21.602cm">
          <draw:text-box>
            <text:p text:style-name="P7"><text:span text:style-name="T1">“</text:span><text:span text:style-name="T1">alice@email.com”</text:span></text:p>
          </draw:text-box>
        </draw:frame>
      </draw:page>
      <draw:page draw:name="page8" draw:style-name="dp1" draw:master-page-name="Default">
        <draw:custom-shape draw:style-name="gr1" draw:text-style-name="P1" xml:id="id26" draw:id="id26" draw:layer="layout" svg:width="1.27cm" svg:height="1.27cm" svg:x="1.115cm" svg:y="1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7" draw:id="id27" draw:layer="layout" svg:width="1.27cm" svg:height="1.27cm" svg:x="4.747cm" svg:y="5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75cm" svg:y1="2.364cm" svg:x2="4.747cm" svg:y2="6.631cm" draw:start-shape="id26" draw:start-glue-point="8" draw:end-shape="id27" draw:end-glue-point="6" svg:d="m1750 2364c0 2845 999 4267 2997 4267">
          <text:p/>
        </draw:connector>
        <draw:frame draw:style-name="gr5" draw:text-style-name="P6" draw:layer="layout" svg:width="2.788cm" svg:height="0.988cm" svg:x="2.334cm" svg:y="3.583cm">
          <draw:text-box>
            <text:p text:style-name="P5"><text:span text:style-name="T1">=alice</text:span></text:p>
          </draw:text-box>
        </draw:frame>
        <draw:frame draw:style-name="gr2" draw:text-style-name="P8" draw:layer="layout" svg:width="2.788cm" svg:height="0.988cm" svg:x="6.785cm" svg:y="6.25cm">
          <draw:text-box>
            <text:p text:style-name="P7"><text:span text:style-name="T1">=alice</text:span></text:p>
          </draw:text-box>
        </draw:frame>
        <draw:custom-shape draw:style-name="gr3" draw:text-style-name="P1" xml:id="id28" draw:id="id28" draw:layer="layout" svg:width="1.27cm" svg:height="1.27cm" svg:x="4.747cm" svg:y="20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9" draw:id="id29" draw:layer="layout" svg:width="1.27cm" svg:height="1.27cm" svg:x="4.747cm" svg:y="25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8" draw:layer="layout" svg:width="2.026cm" svg:height="0.988cm" svg:x="6.785cm" svg:y="20.912cm">
          <draw:text-box>
            <text:p text:style-name="P7"><text:span text:style-name="T1">=bob</text:span></text:p>
          </draw:text-box>
        </draw:frame>
        <draw:frame draw:style-name="gr2" draw:text-style-name="P8" draw:layer="layout" svg:width="2.407cm" svg:height="0.988cm" svg:x="6.785cm" svg:y="26.119cm">
          <draw:text-box>
            <text:p text:style-name="P7"><text:span text:style-name="T1">@acme</text:span></text:p>
          </draw:text-box>
        </draw:frame>
        <draw:connector draw:style-name="gr4" draw:text-style-name="P1" draw:layer="layout" draw:type="curve" svg:x1="1.75cm" svg:y1="2.364cm" svg:x2="4.747cm" svg:y2="21.392cm" draw:start-shape="id26" draw:start-glue-point="8" draw:end-shape="id28" draw:end-glue-point="6" svg:d="m1750 2364c0 12686 999 19028 2997 19028">
          <text:p/>
        </draw:connector>
        <draw:connector draw:style-name="gr4" draw:text-style-name="P1" draw:layer="layout" draw:type="curve" svg:x1="1.75cm" svg:y1="2.364cm" svg:x2="4.747cm" svg:y2="26.599cm" draw:start-shape="id26" draw:start-glue-point="8" draw:end-shape="id29" draw:end-glue-point="6" svg:d="m1750 2364c0 16157 999 24235 2997 24235">
          <text:p/>
        </draw:connector>
        <draw:frame draw:style-name="gr6" draw:text-style-name="P6" draw:layer="layout" svg:width="2.026cm" svg:height="1.242cm" svg:x="3.051cm" svg:y="17.891cm">
          <draw:text-box>
            <text:p text:style-name="P5"><text:span text:style-name="T1">=bob</text:span></text:p>
          </draw:text-box>
        </draw:frame>
        <draw:frame draw:style-name="gr5" draw:text-style-name="P6" draw:layer="layout" svg:width="2.407cm" svg:height="0.988cm" svg:x="3.378cm" svg:y="23.343cm">
          <draw:text-box>
            <text:p text:style-name="P5"><text:span text:style-name="T1">@acme</text:span></text:p>
          </draw:text-box>
        </draw:frame>
        <draw:custom-shape draw:style-name="gr3" draw:text-style-name="P1" xml:id="id30" draw:id="id30" draw:layer="layout" svg:width="1.27cm" svg:height="1.27cm" svg:x="8.76cm" svg:y="10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82cm" svg:y1="7.266cm" svg:x2="8.76cm" svg:y2="11.076cm" draw:start-shape="id27" draw:start-glue-point="8" draw:end-shape="id30" draw:end-glue-point="6" svg:d="m5382 7266c0 2540 1126 3810 3378 3810">
          <text:p/>
        </draw:connector>
        <draw:frame draw:style-name="gr5" draw:text-style-name="P6" draw:layer="layout" svg:width="3.55cm" svg:height="0.988cm" svg:x="6.201cm" svg:y="8.282cm">
          <draw:text-box>
            <text:p text:style-name="P5"><text:span text:style-name="T1">&lt;+email&gt;</text:span></text:p>
          </draw:text-box>
        </draw:frame>
        <draw:frame draw:style-name="gr2" draw:text-style-name="P8" draw:layer="layout" svg:width="5.836cm" svg:height="0.988cm" svg:x="10.798cm" svg:y="10.596cm">
          <draw:text-box>
            <text:p text:style-name="P7"><text:span text:style-name="T1">=alice&lt;+email&gt;</text:span></text:p>
          </draw:text-box>
        </draw:frame>
        <draw:custom-shape draw:style-name="gr3" draw:text-style-name="P1" xml:id="id31" draw:id="id31" draw:layer="layout" svg:width="1.27cm" svg:height="1.27cm" svg:x="11.915cm" svg:y="15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95cm" svg:y1="11.711cm" svg:x2="11.915cm" svg:y2="15.672cm" draw:start-shape="id30" draw:start-glue-point="8" draw:end-shape="id31" draw:end-glue-point="6" svg:d="m9395 11711c0 2641 840 3961 2520 3961">
          <text:p/>
        </draw:connector>
        <draw:frame draw:style-name="gr5" draw:text-style-name="P6" draw:layer="layout" svg:width="0.883cm" svg:height="0.988cm" svg:x="10.15cm" svg:y="12.684cm">
          <draw:text-box>
            <text:p text:style-name="P5"><text:span text:style-name="T1">&amp;</text:span></text:p>
          </draw:text-box>
        </draw:frame>
        <draw:custom-shape draw:style-name="gr1" draw:text-style-name="P1" xml:id="id32" draw:id="id32" draw:layer="layout" svg:width="1.143cm" svg:height="1.143cm" svg:x="15.732cm" svg:y="19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55cm" svg:y1="16.307cm" svg:x2="15.732cm" svg:y2="20.367cm" draw:start-shape="id31" draw:start-glue-point="8" draw:end-shape="id32" draw:end-glue-point="3" svg:d="m12550 16307c0 2707 1060 4060 3182 4060">
          <text:p/>
        </draw:connector>
        <draw:frame draw:style-name="gr2" draw:text-style-name="P8" draw:layer="layout" svg:width="6.217cm" svg:height="0.988cm" svg:x="13.96cm" svg:y="15.224cm">
          <draw:text-box>
            <text:p text:style-name="P7"><text:span text:style-name="T1">=alice&lt;+email&gt;&amp;</text:span></text:p>
          </draw:text-box>
        </draw:frame>
        <draw:frame draw:style-name="gr5" draw:text-style-name="P6" draw:layer="layout" svg:width="0.883cm" svg:height="0.988cm" svg:x="13.551cm" svg:y="17.684cm">
          <draw:text-box>
            <text:p text:style-name="P5"><text:span text:style-name="T1">&amp;</text:span></text:p>
          </draw:text-box>
        </draw:frame>
        <draw:connector draw:style-name="gr8" draw:text-style-name="P1" draw:layer="layout" draw:type="curve" svg:x1="5.382cm" svg:y1="7.266cm" svg:x2="5.382cm" svg:y2="20.757cm" draw:start-shape="id27" draw:start-glue-point="8" draw:end-shape="id28" draw:end-glue-point="4" svg:d="m5382 7266v13491">
          <text:p/>
        </draw:connector>
        <draw:frame draw:style-name="gr2" draw:layer="layout" svg:width="2.458cm" svg:height="0.962cm" svg:x="6.08cm" svg:y="14.705cm">
          <draw:text-box>
            <text:p>+friend</text:p>
          </draw:text-box>
        </draw:frame>
        <draw:frame draw:style-name="gr2" draw:text-style-name="P8" draw:layer="layout" svg:width="6.979cm" svg:height="0.988cm" svg:x="13.066cm" svg:y="21.602cm">
          <draw:text-box>
            <text:p text:style-name="P7"><text:span text:style-name="T1">“</text:span><text:span text:style-name="T1">alice@email.com”</text:span></text:p>
          </draw:text-box>
        </draw:frame>
      </draw:page>
      <draw:page draw:name="page9" draw:style-name="dp1" draw:master-page-name="Default">
        <draw:frame draw:style-name="gr2" draw:text-style-name="P2" draw:layer="layout" svg:width="13.837cm" svg:height="11.306cm" svg:x="2.276cm" svg:y="4.151cm">
          <draw:text-box>
            <text:p><text:span text:style-name="T2">Contextual arcs:</text:span></text:p>
            <text:p><text:span text:style-name="T2"/></text:p>
            <text:p><text:span text:style-name="T1">//=alice</text:span></text:p>
            <text:p><text:span text:style-name="T1">//=bob</text:span></text:p>
            <text:p><text:span text:style-name="T1">//@acme</text:span></text:p>
            <text:p><text:span text:style-name="T3">=alice//&lt;+email&gt;</text:span></text:p>
            <text:p><text:span text:style-name="T3">=alice&lt;+email&gt;//&amp;</text:span></text:p>
            <text:p><text:span text:style-name="T3"/></text:p>
            <text:p><text:span text:style-name="T4">Literal arc:</text:span></text:p>
            <text:p><text:span text:style-name="T4"/></text:p>
            <text:p><text:span text:style-name="T3">=alice&lt;+email&gt;&amp;/&amp;/”alice@email.com”</text:span></text:p>
            <text:p><text:span text:style-name="T3"/></text:p>
            <text:p><text:span text:style-name="T4">Relational arc:</text:span></text:p>
            <text:p><text:span text:style-name="T4"/></text:p>
            <text:p><text:span text:style-name="T3">=alice/+friend/=bob</text:span></text:p>
          </draw:text-box>
        </draw:frame>
      </draw:page>
      <draw:page draw:name="page10" draw:style-name="dp1" draw:master-page-name="Default">
        <draw:custom-shape draw:style-name="gr1" draw:text-style-name="P1" xml:id="id33" draw:id="id33" draw:layer="layout" svg:width="1.27cm" svg:height="1.27cm" svg:x="1.115cm" svg:y="1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4" draw:id="id34" draw:layer="layout" svg:width="1.27cm" svg:height="1.27cm" svg:x="4.747cm" svg:y="5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75cm" svg:y1="2.364cm" svg:x2="4.747cm" svg:y2="6.631cm" draw:start-shape="id33" draw:start-glue-point="8" draw:end-shape="id34" draw:end-glue-point="6" svg:d="m1750 2364c0 2845 999 4267 2997 4267">
          <text:p/>
        </draw:connector>
        <draw:frame draw:style-name="gr5" draw:text-style-name="P6" draw:layer="layout" svg:width="2.788cm" svg:height="0.988cm" svg:x="2.334cm" svg:y="3.583cm">
          <draw:text-box>
            <text:p text:style-name="P5"><text:span text:style-name="T1">=alice</text:span></text:p>
          </draw:text-box>
        </draw:frame>
        <draw:frame draw:style-name="gr2" draw:text-style-name="P8" draw:layer="layout" svg:width="2.788cm" svg:height="0.988cm" svg:x="6.785cm" svg:y="6.25cm">
          <draw:text-box>
            <text:p text:style-name="P7"><text:span text:style-name="T1">=alice</text:span></text:p>
          </draw:text-box>
        </draw:frame>
        <draw:custom-shape draw:style-name="gr3" draw:text-style-name="P1" xml:id="id35" draw:id="id35" draw:layer="layout" svg:width="1.27cm" svg:height="1.27cm" svg:x="4.747cm" svg:y="20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6" draw:id="id36" draw:layer="layout" svg:width="1.27cm" svg:height="1.27cm" svg:x="4.747cm" svg:y="25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8" draw:layer="layout" svg:width="2.026cm" svg:height="0.988cm" svg:x="6.785cm" svg:y="20.912cm">
          <draw:text-box>
            <text:p text:style-name="P7"><text:span text:style-name="T1">=bob</text:span></text:p>
          </draw:text-box>
        </draw:frame>
        <draw:frame draw:style-name="gr2" draw:text-style-name="P8" draw:layer="layout" svg:width="2.407cm" svg:height="0.988cm" svg:x="6.785cm" svg:y="26.119cm">
          <draw:text-box>
            <text:p text:style-name="P7"><text:span text:style-name="T1">@acme</text:span></text:p>
          </draw:text-box>
        </draw:frame>
        <draw:connector draw:style-name="gr4" draw:text-style-name="P1" draw:layer="layout" draw:type="curve" svg:x1="1.75cm" svg:y1="2.364cm" svg:x2="4.747cm" svg:y2="21.392cm" draw:start-shape="id33" draw:start-glue-point="8" draw:end-shape="id35" draw:end-glue-point="6" svg:d="m1750 2364c0 12686 999 19028 2997 19028">
          <text:p/>
        </draw:connector>
        <draw:connector draw:style-name="gr4" draw:text-style-name="P1" draw:layer="layout" draw:type="curve" svg:x1="1.75cm" svg:y1="2.364cm" svg:x2="4.747cm" svg:y2="26.599cm" draw:start-shape="id33" draw:start-glue-point="8" draw:end-shape="id36" draw:end-glue-point="6" svg:d="m1750 2364c0 16157 999 24235 2997 24235">
          <text:p/>
        </draw:connector>
        <draw:frame draw:style-name="gr6" draw:text-style-name="P6" draw:layer="layout" svg:width="2.026cm" svg:height="1.242cm" svg:x="3.051cm" svg:y="17.891cm">
          <draw:text-box>
            <text:p text:style-name="P5"><text:span text:style-name="T1">=bob</text:span></text:p>
          </draw:text-box>
        </draw:frame>
        <draw:frame draw:style-name="gr5" draw:text-style-name="P6" draw:layer="layout" svg:width="2.407cm" svg:height="0.988cm" svg:x="3.378cm" svg:y="23.343cm">
          <draw:text-box>
            <text:p text:style-name="P5"><text:span text:style-name="T1">@acme</text:span></text:p>
          </draw:text-box>
        </draw:frame>
        <draw:custom-shape draw:style-name="gr3" draw:text-style-name="P1" xml:id="id37" draw:id="id37" draw:layer="layout" svg:width="1.27cm" svg:height="1.27cm" svg:x="8.76cm" svg:y="10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82cm" svg:y1="7.266cm" svg:x2="8.76cm" svg:y2="11.076cm" draw:start-shape="id34" draw:start-glue-point="8" draw:end-shape="id37" draw:end-glue-point="6" svg:d="m5382 7266c0 2540 1126 3810 3378 3810">
          <text:p/>
        </draw:connector>
        <draw:frame draw:style-name="gr5" draw:text-style-name="P6" draw:layer="layout" svg:width="3.55cm" svg:height="0.988cm" svg:x="6.201cm" svg:y="8.282cm">
          <draw:text-box>
            <text:p text:style-name="P5"><text:span text:style-name="T1">&lt;+email&gt;</text:span></text:p>
          </draw:text-box>
        </draw:frame>
        <draw:frame draw:style-name="gr2" draw:text-style-name="P8" draw:layer="layout" svg:width="5.836cm" svg:height="0.988cm" svg:x="10.798cm" svg:y="10.596cm">
          <draw:text-box>
            <text:p text:style-name="P7"><text:span text:style-name="T1">=alice&lt;+email&gt;</text:span></text:p>
          </draw:text-box>
        </draw:frame>
        <draw:custom-shape draw:style-name="gr3" draw:text-style-name="P1" xml:id="id38" draw:id="id38" draw:layer="layout" svg:width="1.27cm" svg:height="1.27cm" svg:x="11.915cm" svg:y="15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95cm" svg:y1="11.711cm" svg:x2="11.915cm" svg:y2="15.672cm" draw:start-shape="id37" draw:start-glue-point="8" draw:end-shape="id38" draw:end-glue-point="6" svg:d="m9395 11711c0 2641 840 3961 2520 3961">
          <text:p/>
        </draw:connector>
        <draw:frame draw:style-name="gr5" draw:text-style-name="P6" draw:layer="layout" svg:width="0.883cm" svg:height="0.988cm" svg:x="10.15cm" svg:y="12.684cm">
          <draw:text-box>
            <text:p text:style-name="P5"><text:span text:style-name="T1">&amp;</text:span></text:p>
          </draw:text-box>
        </draw:frame>
        <draw:custom-shape draw:style-name="gr1" draw:text-style-name="P1" xml:id="id39" draw:id="id39" draw:layer="layout" svg:width="1.143cm" svg:height="1.143cm" svg:x="15.732cm" svg:y="19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55cm" svg:y1="16.307cm" svg:x2="15.732cm" svg:y2="20.367cm" draw:start-shape="id38" draw:start-glue-point="8" draw:end-shape="id39" draw:end-glue-point="3" svg:d="m12550 16307c0 2707 1060 4060 3182 4060">
          <text:p/>
        </draw:connector>
        <draw:frame draw:style-name="gr2" draw:text-style-name="P8" draw:layer="layout" svg:width="6.217cm" svg:height="0.988cm" svg:x="13.96cm" svg:y="15.224cm">
          <draw:text-box>
            <text:p text:style-name="P7"><text:span text:style-name="T1">=alice&lt;+email&gt;&amp;</text:span></text:p>
          </draw:text-box>
        </draw:frame>
        <draw:frame draw:style-name="gr5" draw:text-style-name="P6" draw:layer="layout" svg:width="0.883cm" svg:height="0.988cm" svg:x="13.551cm" svg:y="17.684cm">
          <draw:text-box>
            <text:p text:style-name="P5"><text:span text:style-name="T1">&amp;</text:span></text:p>
          </draw:text-box>
        </draw:frame>
        <draw:connector draw:style-name="gr8" draw:text-style-name="P1" draw:layer="layout" draw:type="curve" svg:x1="5.382cm" svg:y1="7.266cm" svg:x2="5.382cm" svg:y2="20.757cm" draw:start-shape="id34" draw:start-glue-point="8" draw:end-shape="id35" draw:end-glue-point="4" svg:d="m5382 7266v13491">
          <text:p/>
        </draw:connector>
        <draw:frame draw:style-name="gr2" draw:text-style-name="P7" draw:layer="layout" svg:width="2.458cm" svg:height="0.962cm" svg:x="6.08cm" svg:y="14.705cm">
          <draw:text-box>
            <text:p text:style-name="P7">+friend</text:p>
          </draw:text-box>
        </draw:frame>
        <draw:frame draw:style-name="gr2" draw:text-style-name="P8" draw:layer="layout" svg:width="6.979cm" svg:height="0.988cm" svg:x="13.066cm" svg:y="21.602cm">
          <draw:text-box>
            <text:p text:style-name="P7"><text:span text:style-name="T1">“</text:span><text:span text:style-name="T1">alice@email.com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</meta:initial-creator>
    <meta:creation-date>2013-12-30T19:23:09</meta:creation-date>
    <dc:date>2013-12-31T16:56:31</dc:date>
    <dc:creator>markus </dc:creator>
    <meta:editing-duration>PT2H39M55S</meta:editing-duration>
    <meta:editing-cycles>12</meta:editing-cycles>
    <meta:generator>LibreOffice/3.5$Linux_X86_64 LibreOffice_project/350m1$Build-2</meta:generator>
    <meta:document-statistic meta:object-count="143"/>
  </office:meta>
</office:document-meta>
</file>